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><text:span text:style-name="T1">Room: spare bedroom:-(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ectures will be via the modestly named “blackboard collaborate ultra”</text:p>
                <text:list>
                  <text:list-item>
                    <text:p>Monday 1600-1750</text:p>
                  </text:list-item>
                  <text:list-item>
                    <text:p>Wednesday 1700-1750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21<text:span text:style-name="T2">st</text:span> </text:p>
                  </text:list-item>
                  <text:list-item>
                    <text:p>Reading week: March 15<text:span text:style-name="T2">th</text:span> → 19<text:span text:style-name="T2">th</text:span>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sit-down exams this year (I guess something has to be good:-)</text:p>
              </text:list-item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 replacement assignments</text:p>
                <text:list>
                  <text:list-item>
                    <text:p>Do 3 from 5 assignments over 1 or 2 weeks during exam period whenever that turns out to be</text:p>
                  </text:list-item>
                  <text:list-item>
                    <text:p>Structure and content is modelled on old exams so you can benefit from looking at those: <text:a xlink:href="https://down.dsg.cs.tcd.ie/old-exams/" xlink:type="simple">https://down.dsg.cs.tcd.ie/old-exams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3">Assignment#1, 15%: Security &amp; Privacy </text:span><text:span text:style-name="T3">Considerations for your FYP/Dissertation</text:span></text:p>
                <text:list>
                  <text:list-item>
                    <text:p text:style-name="P5"><text:span text:style-name="T3">3-4 pages usually; use in dissertation/FYP</text:span></text:p>
                  </text:list-item>
                  <text:list-item>
                    <text:p text:style-name="P5"><text:span text:style-name="T3">Discuss the security &amp; privacy issues of your </text:span><text:span text:style-name="T3">dissertation/FYP topic</text:span></text:p>
                  </text:list-item>
                  <text:list-item>
                    <text:p text:style-name="P5"><text:span text:style-name="T3">See RFCs 3552, 6973 and W3C tech report on </text:span><text:span text:style-name="T3">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  <text:p text:style-name="P5"><text:span text:style-name="T3"><text:s/></text:span></text:p>
                  </text:list-item>
                </text:list>
              </text:list-item>
              <text:list-item>
                <text:p text:style-name="P4"><text:span text:style-name="T3">Assignment#2, 5%: Security Incident:</text:span></text:p>
                <text:list>
                  <text:list-item>
                    <text:p text:style-name="P5"><text:span text:style-name="T3">1 page describing a significant incident that </text:span><text:span text:style-name="T3">happens </text:span><text:span text:style-name="T4">during the course</text:span><text:span text:style-name="T3"> saying why its </text:span><text:span text:style-name="T3">significant</text:span></text:p>
                  </text:list-item>
                  <text:list-item>
                    <text:p text:style-name="P5"><text:span text:style-name="T3">Or, a github PR for the course materials that I </text:span><text:span text:style-name="T3">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1-01-29T22:02:05.876212303</dc:date>
    <meta:editing-duration>PT30M33S</meta:editing-duration>
    <meta:editing-cycles>12</meta:editing-cycles>
    <meta:generator>LibreOffice/7.0.3.1$Linux_X86_64 LibreOffice_project/00$Build-1</meta:generator>
    <meta:document-statistic meta:object-count="47"/>
  </office:meta>
</office:document-meta>
</file>